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2b1" officeooo:paragraph-rsid="000772b1"/>
    </style:style>
    <style:style style:name="P2" style:family="paragraph" style:parent-style-name="Standard" style:list-style-name="L1">
      <style:text-properties officeooo:rsid="000772b1" officeooo:paragraph-rsid="000772b1"/>
    </style:style>
    <style:style style:name="P3" style:family="paragraph" style:parent-style-name="Standard" style:list-style-name="L2">
      <style:text-properties officeooo:rsid="000772b1" officeooo:paragraph-rsid="000772b1"/>
    </style:style>
    <style:style style:name="P4" style:family="paragraph" style:parent-style-name="Standard" style:list-style-name="L1">
      <style:text-properties officeooo:paragraph-rsid="000772b1"/>
    </style:style>
    <style:style style:name="P5" style:family="paragraph" style:parent-style-name="Standard" style:list-style-name="L2">
      <style:text-properties officeooo:rsid="000772b1" officeooo:paragraph-rsid="000772b1" fo:background-color="#ffff00"/>
    </style:style>
    <style:style style:name="P6" style:family="paragraph" style:parent-style-name="Standard" style:list-style-name="L3">
      <style:text-properties officeooo:rsid="00095250" officeooo:paragraph-rsid="00095250"/>
    </style:style>
    <style:style style:name="P7" style:family="paragraph" style:parent-style-name="Standard">
      <style:text-properties officeooo:rsid="00095250" officeooo:paragraph-rsid="00095250"/>
    </style:style>
    <style:style style:name="P8" style:family="paragraph" style:parent-style-name="Standard" style:list-style-name="L3">
      <style:text-properties officeooo:paragraph-rsid="00095250"/>
    </style:style>
    <style:style style:name="P9" style:family="paragraph" style:parent-style-name="Standard">
      <style:text-properties officeooo:rsid="00098697" officeooo:paragraph-rsid="00098697"/>
    </style:style>
    <style:style style:name="P10" style:family="paragraph" style:parent-style-name="Standard" style:list-style-name="L6">
      <style:text-properties officeooo:rsid="00098697" officeooo:paragraph-rsid="00098697"/>
    </style:style>
    <style:style style:name="T1" style:family="text">
      <style:text-properties officeooo:rsid="000772b1"/>
    </style:style>
    <style:style style:name="T2" style:family="text">
      <style:text-properties officeooo:rsid="000952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st 20 cost1:</text:p>
      <text:list xml:id="list1568244963" text:style-name="L1">
        <text:list-item>
          <text:p text:style-name="P2">start with inversion (mostly TI400)</text:p>
        </text:list-item>
        <text:list-item>
          <text:p text:style-name="P2">almost always followed by multiple noPrep</text:p>
        </text:list-item>
        <text:list-item>
          <text:p text:style-name="P2">average number of blocks:</text:p>
          <text:list>
            <text:list-item>
              <text:p text:style-name="P2">total: 14.55</text:p>
            </text:list-item>
            <text:list-item>
              <text:p text:style-name="P2">noPrep: 5.1</text:p>
            </text:list-item>
            <text:list-item>
              <text:p text:style-name="P4"><text:span text:style-name="T1">Inv: 7.35</text:span></text:p>
            </text:list-item>
            <text:list-item>
              <text:p text:style-name="P2">T2prep: 2.1</text:p>
            </text:list-item>
          </text:list>
        </text:list-item>
      </text:list>
      <text:p text:style-name="P1"/>
      <text:p text:style-name="P7">Worst 20 cost1: only T2prep</text:p>
      <text:p text:style-name="P1"/>
      <text:p text:style-name="P1">Best 20 cost2:</text:p>
      <text:list xml:id="list3054624838" text:style-name="L2">
        <text:list-item>
          <text:p text:style-name="P5">start with noPrep</text:p>
        </text:list-item>
        <text:list-item>
          <text:p text:style-name="P3">followed by noPrep or T2prep</text:p>
        </text:list-item>
        <text:list-item>
          <text:p text:style-name="P3">average number of blocks: </text:p>
          <text:list>
            <text:list-item>
              <text:p text:style-name="P3">total: 11.75</text:p>
            </text:list-item>
            <text:list-item>
              <text:p text:style-name="P3">noPrep: 3.65</text:p>
            </text:list-item>
            <text:list-item>
              <text:p text:style-name="P3">Inv: 2.25</text:p>
            </text:list-item>
            <text:list-item>
              <text:p text:style-name="P3">T2prep: 5.85</text:p>
            </text:list-item>
          </text:list>
        </text:list-item>
      </text:list>
      <text:p text:style-name="P1"/>
      <text:p text:style-name="P7">Worst 20 cost2: almost only Inv</text:p>
      <text:p text:style-name="P1"/>
      <text:p text:style-name="P1">Best 20 cost3:</text:p>
      <text:list xml:id="list825611638" text:style-name="L3">
        <text:list-item>
          <text:p text:style-name="P8"><text:span text:style-name="T2">start with noPrep (16) or Inv (4)</text:span></text:p>
        </text:list-item>
        <text:list-item>
          <text:p text:style-name="P6">average number of blocks: </text:p>
          <text:list>
            <text:list-item>
              <text:p text:style-name="P6">total: 13.45</text:p>
            </text:list-item>
            <text:list-item>
              <text:p text:style-name="P6">noPrep: 5.3</text:p>
            </text:list-item>
            <text:list-item>
              <text:p text:style-name="P6">Inv: 3.15</text:p>
            </text:list-item>
            <text:list-item>
              <text:p text:style-name="P6">T2prep: 5.0</text:p>
            </text:list-item>
          </text:list>
        </text:list-item>
      </text:list>
      <text:p text:style-name="P7"/>
      <text:p text:style-name="P7">Worst 20 cost3: only T2prep</text:p>
      <text:p text:style-name="P7"/>
      <text:p text:style-name="P9">Reference: </text:p>
      <text:list xml:id="list1885515407" text:style-name="L6">
        <text:list-item>
          <text:p text:style-name="P10">total: 16</text:p>
        </text:list-item>
        <text:list-item>
          <text:p text:style-name="P10">noPrep: 4</text:p>
        </text:list-item>
        <text:list-item>
          <text:p text:style-name="P10">Inv: 4</text:p>
        </text:list-item>
        <text:list-item>
          <text:p text:style-name="P10">T2prep: 8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4T08:57:14.386128834</meta:creation-date>
    <dc:date>2023-10-24T17:52:11.345302298</dc:date>
    <meta:editing-duration>PT8H34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120" meta:character-count="557" meta:non-whitespace-character-count="489"/>
  </office:meta>
</office:document-meta>
</file>